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Horizontal_20_Line"/>
      <text:h text:style-name="Heading_20_2" text:outline-level="2">🧠 Fundamento general: La vida como máquina de cálculo</text:h>
      <text:h text:style-name="Heading_20_3" text:outline-level="3">1. Hipótesis central</text:h>
      <text:p text:style-name="Text_20_body">La <text:span text:style-name="Strong_20_Emphasis">vida</text:span> puede entenderse como un <text:span text:style-name="Strong_20_Emphasis">sistema inteligente</text:span> que resuelve problemas mediante un proceso distribuido de exploración, transformación y evolución.<text:line-break/>Este sistema funciona sin control central ni consciencia individual, y sin embargo es capaz de encontrar soluciones complejas.<text:line-break/>Lo hace mediante la generación sistemática de variantes y su propagación estructurada en el tiempo.</text:p>
      <text:p text:style-name="Horizontal_20_Line"/>
      <text:h text:style-name="Heading_20_3" text:outline-level="3">2. Componentes conceptuales</text:h>
      <text:h text:style-name="Heading_20_4" text:outline-level="4">a) <text:span text:style-name="Strong_20_Emphasis">ADN (memoria del sistema)</text:span></text:h>
      <text:list xml:id="list426805438" text:style-name="L1">
        <text:list-item>
          <text:p text:style-name="P2">Contiene los <text:span text:style-name="Strong_20_Emphasis">datos</text:span> que serán procesados.</text:p>
        </text:list-item>
        <text:list-item>
          <text:p text:style-name="P2">La estructura del ADN es <text:span text:style-name="Strong_20_Emphasis">adaptativa</text:span>: su forma concreta depende del problema que se desea resolver.</text:p>
        </text:list-item>
        <text:list-item>
          <text:p text:style-name="P2">Puede almacenar configuraciones, trayectorias, decisiones, estrategias, u otros tipos de datos.</text:p>
        </text:list-item>
      </text:list>
      <text:h text:style-name="Heading_20_4" text:outline-level="4">b) <text:span text:style-name="Strong_20_Emphasis">Individuo (unidad operativa)</text:span></text:h>
      <text:list xml:id="list2617427789" text:style-name="L2">
        <text:list-item>
          <text:p text:style-name="P3">Es un portador del ADN.</text:p>
        </text:list-item>
        <text:list-item>
          <text:p text:style-name="P3">Cumple con un <text:span text:style-name="Strong_20_Emphasis">ciclo de vida básico</text:span>: nacer, reproducirse, morir.</text:p>
        </text:list-item>
        <text:list-item>
          <text:p text:style-name="P3">Su función es <text:span text:style-name="Strong_20_Emphasis">propagar y transformar información</text:span> contenida en su ADN.</text:p>
        </text:list-item>
      </text:list>
      <text:h text:style-name="Heading_20_4" text:outline-level="4">c) <text:span text:style-name="Strong_20_Emphasis">Reproducción (mecanismo de procesamiento)</text:span></text:h>
      <text:list xml:id="list3075342102" text:style-name="L3">
        <text:list-item>
          <text:p text:style-name="P4">A través de la reproducción, un individuo <text:span text:style-name="Strong_20_Emphasis">genera descendientes con ADN modificado</text:span>.</text:p>
        </text:list-item>
        <text:list-item>
          <text:p text:style-name="P4">Este proceso constituye la <text:span text:style-name="Strong_20_Emphasis">transformación activa</text:span> del sistema.</text:p>
        </text:list-item>
        <text:list-item>
          <text:p text:style-name="P4">El método de modificación depende del problema a resolver: puede implicar mutación, combinación, o generación de múltiples variantes a partir de un patrón.</text:p>
        </text:list-item>
      </text:list>
      <text:h text:style-name="Heading_20_4" text:outline-level="4">d) <text:span text:style-name="Strong_20_Emphasis">Ciclo de vida (protocolo computacional)</text:span></text:h>
      <text:list xml:id="list2701055681" text:style-name="L4">
        <text:list-item>
          <text:p text:style-name="P5">Cada individuo ejecuta una única iteración del proceso:</text:p>
          <text:list>
            <text:list-item>
              <text:p text:style-name="P5">Nace con un ADN dado.</text:p>
            </text:list-item>
            <text:list-item>
              <text:p text:style-name="P5">Se reproduce generando nuevas variantes (hijos).</text:p>
            </text:list-item>
            <text:list-item>
              <text:p text:style-name="P5">Muere, para evitar redundancia y favorecer la expansión eficiente del sistema.</text:p>
            </text:list-item>
          </text:list>
        </text:list-item>
      </text:list>
      <text:p text:style-name="Horizontal_20_Line"/>
      <text:h text:style-name="Heading_20_3" text:outline-level="3"><text:soft-page-break/>3. Dinámica general del sistema</text:h>
      <text:list xml:id="list2675628236" text:style-name="L5">
        <text:list-item>
          <text:p text:style-name="P6">El sistema inicia con uno o varios individuos iniciales, conteniendo información parcial o arbitraria.</text:p>
        </text:list-item>
        <text:list-item>
          <text:p text:style-name="P6">A lo largo del tiempo, la reproducción crea un <text:span text:style-name="Strong_20_Emphasis">flujo expansivo de variantes</text:span> (nuevos individuos).</text:p>
        </text:list-item>
        <text:list-item>
          <text:p text:style-name="P6">Cada nuevo individuo representa un <text:span text:style-name="Strong_20_Emphasis">paso en el proceso de resolución</text:span>.</text:p>
        </text:list-item>
        <text:list-item>
          <text:p text:style-name="P6">El sistema <text:span text:style-name="Strong_20_Emphasis">no necesita supervisión externa</text:span>: la lógica de propagación y variación permite que <text:span text:style-name="Strong_20_Emphasis">la solución emerja naturalmente</text:span>, si existe.</text:p>
        </text:list-item>
      </text:list>
      <text:p text:style-name="Horizontal_20_Line"/>
      <text:h text:style-name="Heading_20_3" text:outline-level="3">4. Propiedades esenciales</text:h>
      <text:list xml:id="list2756879451" text:style-name="L6">
        <text:list-item>
          <text:p text:style-name="P7">🔄 <text:span text:style-name="Strong_20_Emphasis">Identidad estructural</text:span>: un individuo está definido por la información contenida en su ADN, no por su posición externa o un estado global. Dos individuos pueden parecer similares externamente, pero tener trayectorias internas distintas.</text:p>
        </text:list-item>
        <text:list-item>
          <text:p text:style-name="P7">📈 <text:span text:style-name="Strong_20_Emphasis">Evolución constructiva</text:span>: el sistema acumula transformación sin necesidad de evaluación inmediata. No selecciona lo “mejor” en cada paso; simplemente <text:span text:style-name="Strong_20_Emphasis">explora exhaustivamente</text:span>.</text:p>
        </text:list-item>
        <text:list-item>
          <text:p text:style-name="P7">🧩 <text:span text:style-name="Strong_20_Emphasis">Generalidad</text:span>: la máquina es <text:span text:style-name="Strong_20_Emphasis">independiente del problema concreto</text:span>. Basta con definir:</text:p>
          <text:list>
            <text:list-item>
              <text:p text:style-name="P7">Qué datos se almacenan en el ADN.</text:p>
            </text:list-item>
            <text:list-item>
              <text:p text:style-name="P7">Qué método se aplica para modificarlos en la reproducción.</text:p>
            </text:list-item>
            <text:list-item>
              <text:p text:style-name="P7">Cuál es la condición que indica que el problema ha sido resuelto.</text:p>
            </text:list-item>
          </text:list>
        </text:list-item>
      </text:list>
      <text:p text:style-name="Horizontal_20_Line"/>
      <text:p text:style-name="Text_20_body">¿Te gustaría revisar juntos cada sección antes de considerarlo final? También puedo preparar una versión para registrar como “fundamento 1” en el documento general. Si prefieres, puedo ayudarte a visualizar esto en una <text:a xlink:type="simple" xlink:href="https://chatgpt.com/c/f" text:style-name="Internet_20_link" text:visited-style-name="Visited_20_Internet_20_Link">arquitectura modular de la máquina</text:a> o como <text:a xlink:type="simple" xlink:href="https://chatgpt.com/c/f" text:style-name="Internet_20_link" text:visited-style-name="Visited_20_Internet_20_Link">modelo conceptual de resolución genérica</text:a>.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Perfecto. A continuación te presento <text:span text:style-name="Strong_20_Emphasis">las dos opciones de presentación visual/conceptual</text:span> del fundamento general que mencioné:</text:p>
      <text:p text:style-name="Horizontal_20_Line"/>
      <text:h text:style-name="Heading_20_3" text:outline-level="3">🔧 Opción 1: Arquitectura modular de la máquina</text:h>
      <text:p text:style-name="Text_20_body">Un desglose por <text:span text:style-name="Emphasis">módulos funcionales</text:span> que ilustra cómo interactúan los componentes principales de forma abstracta.</text:p>
      <text:p text:style-name="Preformatted_20_Text"><text:span text:style-name="Source_20_Text">┌────────────────────────┐</text:span></text:p>
      <text:p text:style-name="Preformatted_20_Text"><text:span text:style-name="Source_20_Text">│ <text:s text:c="4"/>Individuo <text:s text:c="9"/>│</text:span></text:p>
      <text:p text:style-name="Preformatted_20_Text"><text:span text:style-name="Source_20_Text">│ ┌────────────────────┐ │</text:span></text:p>
      <text:p text:style-name="Preformatted_20_Text"><text:span text:style-name="Source_20_Text">│ │ <text:s text:c="7"/>ADN <text:s text:c="8"/>│ │ ← Memoria: contiene los datos</text:span></text:p>
      <text:p text:style-name="Preformatted_20_Text"><text:span text:style-name="Source_20_Text">│ └────────────────────┘ │</text:span></text:p>
      <text:p text:style-name="Preformatted_20_Text"><text:span text:style-name="Source_20_Text">│ <text:s text:c="7"/>↓ ciclo de vida</text:span></text:p>
      <text:p text:style-name="Preformatted_20_Text"><text:span text:style-name="Source_20_Text">│ ┌────────────────────┐ │</text:span></text:p>
      <text:p text:style-name="Preformatted_20_Text"><text:span text:style-name="Source_20_Text">│ │ <text:s text:c="2"/>Reproducción <text:s text:c="4"/>│ │ ← Procesador: transforma el ADN</text:span></text:p>
      <text:p text:style-name="Preformatted_20_Text"><text:span text:style-name="Source_20_Text">│ └────────────────────┘ │</text:span></text:p>
      <text:p text:style-name="Preformatted_20_Text"><text:span text:style-name="Source_20_Text">│ <text:s text:c="7"/>↓ descendencia</text:span></text:p>
      <text:p text:style-name="Preformatted_20_Text"><text:span text:style-name="Source_20_Text">│ <text:s text:c="4"/>Hijos (nuevos individuos)</text:span></text:p>
      <text:p text:style-name="Preformatted_20_Text"><text:span text:style-name="Source_20_Text">└────────────────────────┘</text:span></text:p>
      <text:p text:style-name="Preformatted_20_Text"/>
      <text:p text:style-name="P1"><text:span text:style-name="Source_20_Text">Repetición masiva → Expansión → Solución emerge</text:span></text:p>
      <text:p text:style-name="Text_20_body">Cada <text:span text:style-name="Strong_20_Emphasis">individuo</text:span> es un módulo autónomo que, al reproducirse, transforma los datos contenidos en su ADN. No hay una “evaluación” central: lo único que importa es que el sistema se expanda respetando las reglas de transformació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3" text:outline-level="3"><text:soft-page-break/></text:h>
      <text:h text:style-name="Heading_20_3" text:outline-level="3"/>
      <text:h text:style-name="Heading_20_3" text:outline-level="3">🧠 Opción 2: Modelo conceptual de resolución genérica</text:h>
      <text:p text:style-name="Text_20_body">Un esquema lógico de cómo se resuelven problemas mediante el mecanismo universal:</text:p>
      <text:list xml:id="list2366768997" text:style-name="L7">
        <text:list-item>
          <text:p text:style-name="P8"><text:span text:style-name="Strong_20_Emphasis">Definir el problema</text:span></text:p>
          <text:list>
            <text:list-item>
              <text:p text:style-name="P8">¿Qué queremos encontrar o construir?</text:p>
            </text:list-item>
          </text:list>
        </text:list-item>
        <text:list-item>
          <text:p text:style-name="P8"><text:span text:style-name="Strong_20_Emphasis">Codificar los datos en el ADN</text:span></text:p>
          <text:list>
            <text:list-item>
              <text:p text:style-name="P8">Selección de qué información será almacenada y modificada.</text:p>
            </text:list-item>
          </text:list>
        </text:list-item>
        <text:list-item>
          <text:p text:style-name="P8"><text:span text:style-name="Strong_20_Emphasis">Crear un individuo inicial</text:span></text:p>
          <text:list>
            <text:list-item>
              <text:p text:style-name="P8">Contiene una primera instancia del ADN (parcial, aleatoria o vacía).</text:p>
            </text:list-item>
          </text:list>
        </text:list-item>
        <text:list-item>
          <text:p text:style-name="P8"><text:span text:style-name="Strong_20_Emphasis">Iniciar el ciclo de vida</text:span></text:p>
          <text:list>
            <text:list-item>
              <text:p text:style-name="P8">El individuo se reproduce → genera hijos con variantes de ADN.</text:p>
            </text:list-item>
          </text:list>
        </text:list-item>
        <text:list-item>
          <text:p text:style-name="P8"><text:span text:style-name="Strong_20_Emphasis">Propagación estructural</text:span></text:p>
          <text:list>
            <text:list-item>
              <text:p text:style-name="P8">Cada nuevo individuo se convierte en nodo generador.</text:p>
            </text:list-item>
          </text:list>
        </text:list-item>
        <text:list-item>
          <text:p text:style-name="P8"><text:span text:style-name="Strong_20_Emphasis">Emergencia de la solución</text:span></text:p>
          <text:list>
            <text:list-item>
              <text:p text:style-name="P8">La aparición de un individuo cuya estructura (ADN) <text:span text:style-name="Strong_20_Emphasis">representa una solución válida al problema</text:span>.</text:p>
            </text:list-item>
          </text:list>
        </text:list-item>
        <text:list-item>
          <text:p text:style-name="P8"><text:span text:style-name="Strong_20_Emphasis">Detención (opcional)</text:span></text:p>
          <text:list>
            <text:list-item>
              <text:p text:style-name="P8">El sistema puede detenerse al encontrar una solución, o seguir evolucionando (si se permite optimización).</text:p>
            </text:list-item>
          </text:list>
        </text:list-item>
      </text:list>
      <text:p text:style-name="Horizontal_20_Line"/>
      <text:p text:style-name="Text_20_body">Ambas representaciones sirven para formalizar este fundamento como <text:span text:style-name="Strong_20_Emphasis">una arquitectura universal de resolución lógica y adaptativa</text:span>.</text:p>
      <text:p text:style-name="Text_20_body">¿Te gustaría registrar este contenido como el primer fundamento en la teoría? También puedo ayudarte a combinarlas en un solo <text:a xlink:type="simple" xlink:href="https://chatgpt.com/c/f" text:style-name="Internet_20_link" text:visited-style-name="Visited_20_Internet_20_Link">documento ilustrado</text:a> o generar un <text:a xlink:type="simple" xlink:href="https://chatgpt.com/c/f" text:style-name="Internet_20_link" text:visited-style-name="Visited_20_Internet_20_Link">fundamento en formato académico</text:a>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3T19:06:45.519000000</meta:creation-date>
    <dc:date>2025-06-23T19:12:54.892000000</dc:date>
    <meta:editing-duration>PT6M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69" meta:word-count="759" meta:character-count="4990" meta:non-whitespace-character-count="4285"/>
  </office:meta>
</office:document-meta>
</file>